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en" fo:country="GB" officeooo:rsid="0017e28e" officeooo:paragraph-rsid="0017e28e" style:font-size-asian="24pt" style:font-size-complex="24pt"/>
    </style:style>
    <style:style style:name="P2" style:family="paragraph" style:parent-style-name="Standard">
      <style:text-properties fo:language="en" fo:country="GB" officeooo:rsid="0017e28e" officeooo:paragraph-rsid="0017e28e"/>
    </style:style>
    <style:style style:name="P3" style:family="paragraph" style:parent-style-name="Standard">
      <style:paragraph-properties fo:text-align="center" style:justify-single-word="false"/>
      <style:text-properties fo:language="en" fo:country="GB" officeooo:rsid="0017e28e" officeooo:paragraph-rsid="0017e28e"/>
    </style:style>
    <style:style style:name="P4" style:family="paragraph" style:parent-style-name="Standard">
      <style:paragraph-properties fo:text-align="start" style:justify-single-word="false"/>
      <style:text-properties fo:language="en" fo:country="GB" officeooo:rsid="0017e28e" officeooo:paragraph-rsid="001cd1e2"/>
    </style:style>
    <style:style style:name="P5" style:family="paragraph" style:parent-style-name="Standard">
      <style:paragraph-properties fo:text-align="start" style:justify-single-word="false"/>
      <style:text-properties fo:language="en" fo:country="GB" officeooo:rsid="0017e28e" officeooo:paragraph-rsid="0017e28e"/>
    </style:style>
    <style:style style:name="P6" style:family="paragraph" style:parent-style-name="Standard">
      <style:paragraph-properties fo:text-align="start" style:justify-single-word="false"/>
      <style:text-properties fo:language="en" fo:country="GB" officeooo:rsid="001af94e" officeooo:paragraph-rsid="001af94e"/>
    </style:style>
    <style:style style:name="P7" style:family="paragraph" style:parent-style-name="Standard">
      <style:paragraph-properties fo:text-align="start" style:justify-single-word="false"/>
      <style:text-properties fo:language="en" fo:country="GB" officeooo:rsid="001cd1e2" officeooo:paragraph-rsid="001cd1e2"/>
    </style:style>
    <style:style style:name="P8" style:family="paragraph" style:parent-style-name="Standard">
      <style:paragraph-properties fo:text-align="start" style:justify-single-word="false"/>
      <style:text-properties fo:language="en" fo:country="GB" fo:font-weight="bold" officeooo:rsid="001cd1e2" officeooo:paragraph-rsid="001cd1e2" style:font-weight-asian="bold" style:font-weight-complex="bold"/>
    </style:style>
    <style:style style:name="P9" style:family="paragraph" style:parent-style-name="Standard">
      <style:paragraph-properties fo:text-align="start" style:justify-single-word="false"/>
      <style:text-properties fo:language="en" fo:country="GB" fo:font-weight="bold" officeooo:rsid="001e4dbf" officeooo:paragraph-rsid="00204bd5" style:font-weight-asian="bold" style:font-weight-complex="bold"/>
    </style:style>
    <style:style style:name="P10" style:family="paragraph" style:parent-style-name="Standard">
      <style:paragraph-properties fo:text-align="start" style:justify-single-word="false"/>
      <style:text-properties fo:font-size="16pt" fo:language="en" fo:country="GB" fo:font-weight="bold" officeooo:rsid="0017e28e" officeooo:paragraph-rsid="0017e28e"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16pt" fo:language="en" fo:country="GB" fo:font-weight="bold" officeooo:rsid="001af94e" officeooo:paragraph-rsid="001af94e"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5pt" fo:language="en" fo:country="GB" fo:font-weight="bold" officeooo:rsid="001af94e" officeooo:paragraph-rsid="001af94e"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language="en" fo:country="GB" fo:font-weight="bold" officeooo:rsid="001af94e" officeooo:paragraph-rsid="00204bd5"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language="en" fo:country="GB" fo:font-weight="bold" officeooo:rsid="00213ff1" officeooo:paragraph-rsid="00213ff1"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language="en" fo:country="GB" fo:font-weight="bold" officeooo:rsid="001e4dbf" officeooo:paragraph-rsid="00213ff1"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language="en" fo:country="GB" fo:font-weight="normal" officeooo:rsid="00213ff1" officeooo:paragraph-rsid="00213ff1"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2pt" fo:language="en" fo:country="GB" fo:font-weight="bold" officeooo:rsid="00213ff1" officeooo:paragraph-rsid="00213ff1" style:font-size-asian="12pt" style:font-weight-asian="bold" style:font-size-complex="12pt" style:font-weight-complex="bold"/>
    </style:style>
    <style:style style:name="P18" style:family="paragraph" style:parent-style-name="Frame_20_contents">
      <style:paragraph-properties fo:text-align="start" style:justify-single-word="false"/>
      <style:text-properties officeooo:rsid="0023116b" officeooo:paragraph-rsid="0023116b"/>
    </style:style>
    <style:style style:name="P19" style:family="paragraph" style:parent-style-name="Standard">
      <style:paragraph-properties fo:text-align="start" style:justify-single-word="false"/>
      <style:text-properties fo:language="en" fo:country="GB" fo:font-weight="normal" officeooo:rsid="001cd1e2" officeooo:paragraph-rsid="001cd1e2" style:font-weight-asian="normal" style:font-weight-complex="normal"/>
    </style:style>
    <style:style style:name="P20" style:family="paragraph" style:parent-style-name="Standard">
      <style:paragraph-properties fo:text-align="start" style:justify-single-word="false"/>
      <style:text-properties fo:language="en" fo:country="GB" fo:font-weight="normal" officeooo:rsid="001e4dbf" officeooo:paragraph-rsid="00204bd5" style:font-weight-asian="normal" style:font-weight-complex="normal"/>
    </style:style>
    <style:style style:name="P21" style:family="paragraph" style:parent-style-name="Standard">
      <style:paragraph-properties fo:text-align="start" style:justify-single-word="false"/>
      <style:text-properties fo:language="en" fo:country="GB" fo:font-weight="normal" officeooo:rsid="001e4dbf" officeooo:paragraph-rsid="001e4dbf" style:font-weight-asian="normal" style:font-weight-complex="normal"/>
    </style:style>
    <style:style style:name="P22" style:family="paragraph" style:parent-style-name="Standard">
      <style:paragraph-properties fo:text-align="center" style:justify-single-word="false"/>
      <style:text-properties fo:language="en" fo:country="GB" officeooo:rsid="0017e28e" officeooo:paragraph-rsid="0017e28e"/>
    </style:style>
    <style:style style:name="P23" style:family="paragraph" style:parent-style-name="Standard">
      <style:paragraph-properties fo:text-align="start" style:justify-single-word="false"/>
      <style:text-properties fo:font-size="12pt" fo:language="en" fo:country="GB" fo:font-weight="normal" officeooo:rsid="00213ff1" officeooo:paragraph-rsid="00213ff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GB" fo:font-weight="normal" officeooo:rsid="00221722" officeooo:paragraph-rsid="00213ff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5pt" fo:language="en" fo:country="GB" fo:font-weight="bold" officeooo:rsid="00204bd5" officeooo:paragraph-rsid="00213ff1" style:font-size-asian="15pt" style:font-weight-asian="bold" style:font-size-complex="15pt" style:font-weight-complex="bold"/>
    </style:style>
    <style:style style:name="P26" style:family="paragraph" style:parent-style-name="Standard">
      <style:paragraph-properties fo:text-align="start" style:justify-single-word="false"/>
      <style:text-properties officeooo:paragraph-rsid="0023116b"/>
    </style:style>
    <style:style style:name="P27" style:family="paragraph" style:parent-style-name="Standard">
      <style:paragraph-properties fo:text-align="start" style:justify-single-word="false"/>
      <style:text-properties officeooo:rsid="0023116b" officeooo:paragraph-rsid="0023116b"/>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officeooo:rsid="00204bd5"/>
    </style:style>
    <style:style style:name="T8" style:family="text">
      <style:text-properties officeooo:rsid="00213ff1"/>
    </style:style>
    <style:style style:name="T9" style:family="text">
      <style:text-properties fo:font-size="12pt" fo:language="en" fo:country="GB" fo:font-weight="bold" officeooo:rsid="00213ff1" style:font-size-asian="12pt" style:font-weight-asian="bold" style:font-size-complex="12pt" style:font-weight-complex="bold"/>
    </style:style>
    <style:style style:name="T10" style:family="text">
      <style:text-properties fo:font-size="12pt" fo:language="en" fo:country="GB" fo:font-weight="bold" officeooo:rsid="00221722" style:font-size-asian="12pt" style:font-weight-asian="bold" style:font-size-complex="12pt" style:font-weight-complex="bold"/>
    </style:style>
    <style:style style:name="T11" style:family="text">
      <style:text-properties fo:font-size="12pt" fo:language="en" fo:country="GB" fo:font-weight="normal" style:font-size-asian="12pt" style:font-weight-asian="normal" style:font-size-complex="12pt" style:font-weight-complex="normal"/>
    </style:style>
    <style:style style:name="T12" style:family="text">
      <style:text-properties fo:font-size="12pt" fo:language="en" fo:country="GB" fo:font-weight="normal" officeooo:rsid="00213ff1" style:font-size-asian="12pt" style:font-weight-asian="normal" style:font-size-complex="12pt" style:font-weight-complex="normal"/>
    </style:style>
    <style:style style:name="T13" style:family="text">
      <style:text-properties fo:font-size="12pt" fo:language="en" fo:country="GB" fo:font-weight="normal" officeooo:rsid="00221722" style:font-size-asian="12pt" style:font-weight-asian="normal" style:font-size-complex="12pt" style:font-weight-complex="normal"/>
    </style:style>
    <style:style style:name="T14" style:family="text">
      <style:text-properties fo:font-size="12pt" fo:language="en" fo:country="GB" fo:font-weight="normal" officeooo:rsid="0023116b" style:font-size-asian="12pt" style:font-weight-asian="normal" style:font-size-complex="12pt"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COSC363 Computer Graphics Assignment</text:p>
      <text:p text:style-name="P3"/>
      <text:p text:style-name="P3">Harry Dobbs 890703</text:p>
      <text:p text:style-name="P3"/>
      <text:p text:style-name="P3"/>
      <text:p text:style-name="P3"/>
      <text:p text:style-name="P10">Description:</text:p>
      <text:p text:style-name="P5"/>
      <text:p text:style-name="P5">Aliens have landed on the planet . They have touched down in Egypt. To protect themselves they have decided to occupy a deserted Egyptian sand castle. A robot has been deployed to patrol the surrounding area to ensure no intruders enter the sight. <text:span text:style-name="T1">Another robot has been deployed to collect samples of the terrain to take back to the home planet. A cannon has been setup outside the castle walls as an extra layer of protection. The spaceship is equipped with the latest technology in parabolic thrusters and advanced lighting.</text:span></text:p>
      <text:p text:style-name="P5"/>
      <text:p text:style-name="P5"/>
      <text:p text:style-name="P11">Screenshots:</text:p>
      <text:p text:style-name="P6"/>
      <text:p text:style-name="P6"/>
      <text:p text:style-name="P12">Description of Each <text:span text:style-name="T7">Basic </text:span>Feature <text:span text:style-name="T8">(10 Marks Total)</text:span>:</text:p>
      <text:p text:style-name="P6"/>
      <text:p text:style-name="P5"/>
      <text:p text:style-name="P7"><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7"/>
      <text:p text:style-name="P4"><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19"/>
      <text:p text:style-name="P8">2.3: <text:span text:style-name="T3">Robots bluh bluh bluh –</text:span><text:span text:style-name="T5"> moving light bluh bluh bluh</text:span></text:p>
      <text:p text:style-name="P19"/>
      <text:p text:style-name="P8">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well as a fixed camera on the thruster. These features are explained in more detail on the follow pages.</text:span></text:p>
      <text:p text:style-name="P19"/>
      <text:p text:style-name="P9">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20"/>
      <text:p text:style-name="P9"><text:span text:style-name="T7">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21"/>
      <text:p text:style-name="P19"/>
      <text:p text:style-name="P13">Description of Each <text:span text:style-name="T7">Complex </text:span>Feature:</text:p>
      <text:p text:style-name="P15"><text:soft-page-break/></text:p>
      <text:p text:style-name="P17">A spotlight on a moving/rotating object ( 2 Marks ):<text:span text:style-name="T3"> I have implemented a spotlight on the robot the patrols the borders of the castle. The light faces the direction the robot moves in. The color of this spotlight is red.</text:span></text:p>
      <text:p text:style-name="P23"/>
      <text:p text:style-name="P17">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3"/>
      <text:p text:style-name="P26"><text:span text:style-name="T9">Physics Models </text:span><text:span text:style-name="T10">(1-2 Marks) </text:span><text:span text:style-name="T9">: </text:span><text:span text:style-name="T12">A projectile motion physics model has been implemented </text:span><text:span text:style-name="T13">to the Cannon ball. <text:s/>The cannon ball travels along the Z axis in the positive direction. As it travels along the Z axis the height of the cannon ball changes. The cannon ball is launched out of the cannon at a </text:span></text:p>
      <text:p text:style-name="P26"><text:span text:style-name="T13">fixed angle of 30 degrees </text:span><text:span text:style-name="T14">with a velocity of 1.5. The ball follows a parabolic path.</text:span></text:p>
      <text:p text:style-name="P26"><text:span text:style-name="T14"/></text:p>
      <text:p text:style-name="P26"><text:span text:style-name="T14"/></text:p>
      <text:p text:style-name="P27"><text:span text:style-name="T11">The velocity of the cannon ball in the Z direction is: </text:span></text:p>
      <text:p text:style-name="P27"><draw:frame draw:style-name="fr1" draw:name="Frame1" text:anchor-type="paragraph" svg:x="5.997cm" svg:y="0.42cm" svg:width="3.849cm" draw:z-index="0"><draw:text-box fo:min-height="0.24cm"><text:p text:style-name="P18">Vz = 1.5*COS(30)</text:p></draw:text-box></draw:frame><text:span text:style-name="T11"/></text:p>
      <text:p text:style-name="P27"><text:span text:style-name="T14"/></text:p>
      <text:p text:style-name="P27"><text:span text:style-name="T14"/></text:p>
      <text:p text:style-name="P27"><text:span text:style-name="T11">The velocity of the cannon ball in the Y direction is:</text:span></text:p>
      <text:p text:style-name="P27"><text:span text:style-name="T14"/></text:p>
      <text:p text:style-name="P27"><text:span text:style-name="T14"/></text:p>
      <text:p text:style-name="P27"><text:span text:style-name="T14"/></text:p>
      <text:p text:style-name="P27"><text:span text:style-name="T14"/></text:p>
      <text:p text:style-name="P27"><text:span text:style-name="T14"/></text:p>
      <text:p text:style-name="P27"><text:span text:style-name="T14">T</text:span><text:span text:style-name="T11">o get the distance added in the Z direction we have to add 1.5 * cos(30) to the current Z component. To get the</text:span></text:p>
      <text:p text:style-name="P24"/>
      <text:p text:style-name="P24"/>
      <text:p text:style-name="P23"/>
      <text:p text:style-name="P23"/>
      <text:p text:style-name="P23"/>
      <text:p text:style-name="P23">Physics models (eg. gravity, trajectory of the projectile). Give relevant equations in your report. (1-2 marks depending on the complexity of the model)</text:p>
      <text:p text:style-name="P23"/>
      <text:p text:style-name="P14"/>
      <text:p text:style-name="P16"/>
      <text:p text:style-name="P16"/>
      <text:p text:style-name="P16"/>
      <text:p text:style-name="P16"/>
      <text:p text:style-name="P16"/>
      <text:p text:style-name="P13">Two camera modes: The first camera mode gives a general (default) view of the scene as described in 2.5 above. The second camera mode, when selected, has to show the view from a point on the spaceship. Use the HOME key to toggle COSC363 Computer Graphics Assignment 1 3 between the two modes. As the spaceship lifts off, the second camera mode should display the view of the castle beneath it (2 marks) </text:p>
      <text:p text:style-name="P25"><text:soft-page-break/>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0T16:33:52.644576759</dc:date>
    <meta:editing-duration>PT36M56S</meta:editing-duration>
    <meta:editing-cycles>5</meta:editing-cycles>
    <meta:generator>LibreOffice/6.0.6.2$Linux_X86_64 LibreOffice_project/00m0$Build-2</meta:generator>
    <meta:document-statistic meta:table-count="0" meta:image-count="0" meta:object-count="0" meta:page-count="3" meta:paragraph-count="24" meta:word-count="727" meta:character-count="4067" meta:non-whitespace-character-count="3357"/>
  </office:meta>
</office:document-meta>
</file>